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0569in" fo:margin-left="0.0645in" table:align="left"/>
    </style:style>
    <style:style style:name="TableRow7" style:family="table-row">
      <style:table-row-properties style:min-row-height="1.1187in"/>
    </style:style>
    <style:style style:name="TableCell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DefaultParagraphFont" style:family="text">
      <style:text-properties style:font-name-asian="Times New Roman" style:font-name-complex="Calibri" fo:color="#000000"/>
    </style:style>
    <style:style style:name="T20" style:parent-style-name="Hyperlink" style:family="text">
      <style:text-properties style:font-name-asian="Times New Roman" style:font-name-complex="Calibri"/>
    </style:style>
    <style:style style:name="TableCell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P29" style:parent-style-name="Normal" style:family="paragraph">
      <style:paragraph-properties fo:text-align="center" fo:margin-bottom="0in" fo:line-height="100%"/>
    </style:style>
    <style:style style:name="TableRow30" style:family="table-row">
      <style:table-row-properties style:min-row-height="0.2083in"/>
    </style:style>
    <style:style style:name="TableCell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46" style:parent-style-name="Hyperlink" style:family="text">
      <style:text-properties style:font-name-asian="Times New Roman" style:font-name-complex="Calibri"/>
    </style:style>
    <style:style style:name="TableCell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-asian="Times New Roman" style:font-name-complex="Calibri" fo:color="#000000"/>
    </style:style>
    <style:style style:name="T58" style:parent-style-name="Hyperlink" style:family="text">
      <style:text-properties style:font-name-asian="Times New Roman" style:font-name-complex="Calibri"/>
    </style:style>
    <style:style style:name="TableCell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70" style:parent-style-name="Hyperlink" style:family="text">
      <style:text-properties style:font-name-asian="Times New Roman" style:font-name-complex="Calibri"/>
    </style:style>
    <style:style style:name="TableCell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80" style:parent-style-name="DefaultParagraphFont" style:family="text">
      <style:text-properties style:font-name-asian="Times New Roman" style:font-name-complex="Calibri" fo:color="#000000"/>
    </style:style>
    <style:style style:name="T81" style:parent-style-name="Hyperlink" style:family="text">
      <style:text-properties style:font-name-asian="Times New Roman" style:font-name-complex="Calibri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Hyperlink" style:family="text">
      <style:text-properties style:font-name-asian="Times New Roman" style:font-name-complex="Calibri"/>
    </style:style>
    <style:style style:name="TableCell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/>
    </style:style>
    <style:style style:name="T105" style:parent-style-name="Hyperlink" style:family="text">
      <style:text-properties style:font-name-asian="Times New Roman" style:font-name-complex="Calibri"/>
    </style:style>
    <style:style style:name="TableCell1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Fahimi</text:p>
            <text:p text:style-name="P15"><text:span text:style-name="T16">2015</text:span><text:span text:style-name="T17"><text:s/></text:span><text:span text:style-name="T18"><text:line-break/></text:span><text:span text:style-name="T19">PMID<text:s/></text:span><text:a xlink:href="http://pubmed.gov/26013989" office:target-frame-name="_top" xlink:show="replace"><text:span text:style-name="T20">26013989</text:span></text:a></text:p>
          </table:table-cell>
          <table:table-cell table:style-name="TableCell21">
            <text:p text:style-name="P22">IDSA</text:p>
            <text:p text:style-name="P23"><text:span text:style-name="T24">2014</text:span><text:span text:style-name="T25"><text:s/></text:span><text:span text:style-name="T26"><text:line-break/></text:span><text:span text:style-name="T27">PMID<text:s/></text:span><text:a xlink:href="http://pubmed.gov/23440794" office:target-frame-name="_top" xlink:show="replace"><text:span text:style-name="T28">23440794</text:span></text:a></text:p>
            <text:p text:style-name="P29">(not meta-analysis)</text:p>
          </table:table-cell>
        </table:table-row>
        <table:table-row table:style-name="TableRow30">
          <table:table-cell table:style-name="TableCell31">
            <text:p text:style-name="P32"><text:span text:style-name="T33">Daum (DMID 07-0051 Team), 2017 PMID<text:s/></text:span><text:a xlink:href="http://pubmed.gov/28657870" office:target-frame-name="_top" xlink:show="replace"><text:span text:style-name="T34">28657870</text:span></text:a>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NA</text:p>
          </table:table-cell>
          <table:table-cell table:style-name="TableCell39">
            <text:p text:style-name="P40">NA</text:p>
          </table:table-cell>
        </table:table-row>
        <table:table-row table:style-name="TableRow41">
          <table:table-cell table:style-name="TableCell42">
            <text:p text:style-name="P43">Duong. Ann Emerg Med. 2010<text:s/></text:p>
            <text:p text:style-name="P44"><text:span text:style-name="T45">PMID<text:s/></text:span><text:a xlink:href="http://pubmed.gov/19409657" office:target-frame-name="_top" xlink:show="replace"><text:span text:style-name="T46">19409657</text:span></text:a>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  <table:table-cell table:style-name="TableCell51">
            <text:p text:style-name="P52">Yes</text:p>
          </table:table-cell>
        </table:table-row>
        <table:table-row table:style-name="TableRow53">
          <table:table-cell table:style-name="TableCell54">
            <text:p text:style-name="P55">Schmitz, 2010<text:s/></text:p>
            <text:p text:style-name="P56"><text:span text:style-name="T57">PMID<text:s/></text:span><text:a xlink:href="http://pubmed.gov/20346539" office:target-frame-name="_top" xlink:show="replace"><text:span text:style-name="T58">20346539</text:span></text:a>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/text:p>
          </table:table-cell>
          <table:table-cell table:style-name="TableCell63">
            <text:p text:style-name="P64">Yes</text:p>
          </table:table-cell>
        </table:table-row>
        <table:table-row table:style-name="TableRow65">
          <table:table-cell table:style-name="TableCell66">
            <text:p text:style-name="P67">Rajendran, 2007</text:p>
            <text:p text:style-name="P68"><text:span text:style-name="T69">PMID<text:s/></text:span><text:a xlink:href="http://pubmed.gov/17846141" office:target-frame-name="_top" xlink:show="replace"><text:span text:style-name="T70">17846141</text:span></text:a>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Yes</text:p>
          </table:table-cell>
          <table:table-cell table:style-name="TableCell75">
            <text:p text:style-name="P76">Yes</text:p>
          </table:table-cell>
        </table:table-row>
        <table:table-row table:style-name="TableRow77">
          <table:table-cell table:style-name="TableCell78">
            <text:p text:style-name="P79">Llera, 1985</text:p>
            <text:p text:style-name="Normal"><text:span text:style-name="T80">PMID<text:s/></text:span><text:a xlink:href="http://pubmed.gov/3880635" office:target-frame-name="_top" xlink:show="replace"><text:span text:style-name="T81">3880635</text:span></text:a>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>Yes</text:p>
          </table:table-cell>
        </table:table-row>
        <table:table-row table:style-name="TableRow88">
          <table:table-cell table:style-name="TableCell89">
            <text:p text:style-name="P90">MacFie, 1977</text:p>
            <text:p text:style-name="P91"><text:span text:style-name="T92">PMID<text:s/></text:span><text:a xlink:href="http://pubmed.gov/322789" office:target-frame-name="_top" xlink:show="replace"><text:span text:style-name="T93">322789</text:span></text:a></text:p>
          </table:table-cell>
          <table:table-cell table:style-name="TableCell94">
            <text:p text:style-name="P95">Pending</text:p>
          </table:table-cell>
          <table:table-cell table:style-name="TableCell96">
            <text:p text:style-name="P97">Yes</text:p>
          </table:table-cell>
          <table:table-cell table:style-name="TableCell98">
            <text:p text:style-name="P99">Yes</text:p>
          </table:table-cell>
        </table:table-row>
        <table:table-row table:style-name="TableRow100">
          <table:table-cell table:style-name="TableCell101">
            <text:p text:style-name="P102">Rutherford, 1970</text:p>
            <text:p text:style-name="P103"><text:span text:style-name="T104">PMID<text:s/></text:span><text:a xlink:href="http://pubmed.gov/4191960" office:target-frame-name="_top" xlink:show="replace"><text:span text:style-name="T105">4191960</text:span></text:a></text:p>
          </table:table-cell>
          <table:table-cell table:style-name="TableCell106">
            <text:p text:style-name="P107">Pending</text:p>
          </table:table-cell>
          <table:table-cell table:style-name="TableCell108">
            <text:p text:style-name="P109">No</text:p>
          </table:table-cell>
          <table:table-cell table:style-name="TableCell110">
            <text:p text:style-name="P111">Y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7-07-07T21:06:00Z</dc:date>
    <meta:print-date>2017-06-19T22:55:00Z</meta:print-date>
    <meta:template xlink:href="Normal.dotm" xlink:type="simple"/>
    <meta:editing-cycles>19</meta:editing-cycles>
    <meta:editing-duration>PT2100S</meta:editing-duration>
    <meta:document-statistic meta:page-count="1" meta:paragraph-count="1" meta:word-count="125" meta:character-count="837" meta:row-count="5" meta:non-whitespace-character-count="713"/>
  </office:meta>
</office:document-meta>
</file>